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384649C7A6C450EC3C9.png" manifest:media-type="image/png"/>
  <manifest:file-entry manifest:full-path="Pictures/10000000000005A0000003849812BFDB9F5875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width="17cm" svg:height="10.624cm" draw:z-index="0"><draw:image xlink:href="Pictures/10000000000005A0000003849812BFDB9F58753E.png" xlink:type="simple" xlink:show="embed" xlink:actuate="onLoad"/></draw:frame></text:p>
      <text:p text:style-name="Standard"/>
      <text:p text:style-name="Standard"><draw:frame draw:style-name="fr1" draw:name="Kép2" text:anchor-type="paragraph" svg:width="17cm" svg:height="10.624cm" draw:z-index="1"><draw:image xlink:href="Pictures/10000000000005A000000384649C7A6C450EC3C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05:19.255473007</meta:creation-date>
    <dc:date>2017-06-01T14:07:58.963284569</dc:date>
    <meta:editing-duration>PT2M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